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list-style-name="OX_DEFAULT_LIST" style:name="a51e789">
      <style:paragraph-properties/>
    </style:style>
    <style:style style:family="paragraph" style:list-style-name="OX_DEFAULT_LIST" style:name="a2844e6">
      <style:paragraph-properties/>
    </style:style>
    <style:style style:family="paragraph" style:list-style-name="ListStyle-ImageLabel" style:name="a116f67">
      <style:paragraph-properties/>
    </style:style>
    <style:style style:family="text" style:name="a789b91">
      <style:text-properties fo:color="#3deb3d" fo:font-weight="bold" style:font-weight-asian="bold" style:font-weight-complex="bold"/>
    </style:style>
    <style:style style:family="paragraph" style:list-style-name="ListStyle-LetterLowerCaseLabel" style:name="a54a2e7">
      <style:paragraph-properties/>
      <style:text-properties/>
    </style:style>
    <style:style style:family="text" style:name="a361603">
      <style:text-properties fo:color="#3deb3d" fo:font-weight="bold" style:font-weight-asian="bold" style:font-weight-complex="bold"/>
    </style:style>
    <style:style style:family="paragraph" style:list-style-name="ListStyle-RomanLowerCaseLabel" style:name="a330cfb">
      <style:paragraph-properties/>
      <style:text-properties/>
    </style:style>
    <style:style style:family="text" style:name="a5a1717">
      <style:text-properties fo:color="#3deb3d" fo:font-weight="bold" style:font-weight-asian="bold" style:font-weight-complex="bold"/>
    </style:style>
    <style:style style:family="text" style:name="a5b56a2">
      <style:text-properties fo:color="#3deb3d" fo:font-weight="bold" style:font-weight-asian="bold" style:font-weight-complex="bold"/>
    </style:style>
    <style:style style:family="paragraph" style:list-style-name="ListStyle-LetterLowerCaseLabel" style:name="af683f9">
      <style:paragraph-properties/>
      <style:text-properties/>
    </style:style>
    <style:style style:family="text" style:name="a789423">
      <style:text-properties fo:color="#3deb3d" fo:font-weight="bold" style:font-weight-asian="bold" style:font-weight-complex="bold"/>
    </style:style>
    <style:style style:family="paragraph" style:list-style-name="ListStyle-LetterUpperCaseLabel" style:name="a9db6ce">
      <style:paragraph-properties/>
      <style:text-properties/>
    </style:style>
    <style:style style:family="text" style:name="a653991">
      <style:text-properties fo:color="#3deb3d" fo:font-weight="bold" style:font-weight-asian="bold" style:font-weight-complex="bold"/>
    </style:style>
    <style:style style:family="text" style:name="a56a050">
      <style:text-properties fo:color="#3deb3d" fo:font-weight="bold" style:font-weight-asian="bold" style:font-weight-complex="bold"/>
    </style:style>
    <style:style style:family="paragraph" style:list-style-name="ListStyle-LetterLowerCaseLabel" style:name="a3dc466">
      <style:paragraph-properties/>
      <style:text-properties/>
    </style:style>
    <style:style style:family="text" style:name="ab14678">
      <style:text-properties fo:color="#3deb3d" fo:font-weight="bold" style:font-weight-asian="bold" style:font-weight-complex="bold"/>
    </style:style>
    <style:style style:family="text" style:name="a992340">
      <style:text-properties fo:color="#3deb3d" fo:font-weight="bold" style:font-weight-asian="bold" style:font-weight-complex="bold"/>
    </style:style>
    <style:style style:family="paragraph" style:list-style-name="ListStyle-RomanLowerCaseLabel" style:name="a70073f">
      <style:paragraph-properties/>
      <style:text-properties/>
    </style:style>
    <style:style style:family="text" style:name="a03ac11">
      <style:text-properties fo:color="#3deb3d" fo:font-weight="bold" style:font-weight-asian="bold" style:font-weight-complex="bold"/>
    </style:style>
    <style:style style:family="text" style:name="a952be6">
      <style:text-properties fo:color="#3deb3d" fo:font-weight="bold" style:font-weight-asian="bold" style:font-weight-complex="bold"/>
    </style:style>
    <style:style style:family="text" style:name="afe4445">
      <style:text-properties fo:color="#3deb3d" fo:font-weight="bold" style:font-weight-asian="bold" style:font-weight-complex="bold"/>
    </style:style>
    <style:style style:family="paragraph" style:list-style-name="ListStyle-LetterLowerCaseLabel" style:name="ae3aa81">
      <style:paragraph-properties/>
      <style:text-properties/>
    </style:style>
    <style:style style:family="text" style:name="aad7dba">
      <style:text-properties fo:color="#3deb3d" fo:font-weight="bold" style:font-weight-asian="bold" style:font-weight-complex="bold"/>
    </style:style>
    <style:style style:family="paragraph" style:list-style-name="ListStyle-RomanUpperCaseLabel" style:name="a5ab0a2">
      <style:paragraph-properties/>
      <style:text-properties/>
    </style:style>
    <style:style style:family="text" style:name="a971677">
      <style:text-properties fo:color="#3deb3d" fo:font-weight="bold" style:font-weight-asian="bold" style:font-weight-complex="bold"/>
    </style:style>
    <style:style style:family="text" style:name="a66fb58">
      <style:text-properties fo:color="#3deb3d" fo:font-weight="bold" style:font-weight-asian="bold" style:font-weight-complex="bold"/>
    </style:style>
    <style:style style:family="paragraph" style:list-style-name="ListStyle-LetterLowerCaseLabel" style:name="a16c09c">
      <style:paragraph-properties/>
      <style:text-properties/>
    </style:style>
    <style:style style:family="text" style:name="a6055e9">
      <style:text-properties fo:color="#3deb3d" fo:font-weight="bold" style:font-weight-asian="bold" style:font-weight-complex="bold"/>
    </style:style>
    <style:style style:family="text" style:name="af09ae3">
      <style:text-properties fo:color="#3deb3d" fo:font-weight="bold" style:font-weight-asian="bold" style:font-weight-complex="bold"/>
    </style:style>
    <style:style style:family="paragraph" style:list-style-name="ListStyle-RomanLowerCaseLabel" style:name="a0619f6">
      <style:paragraph-properties/>
      <style:text-properties/>
    </style:style>
    <style:style style:family="text" style:name="abf91b3">
      <style:text-properties fo:color="#3deb3d" fo:font-weight="bold" style:font-weight-asian="bold" style:font-weight-complex="bold"/>
    </style:style>
    <style:style style:family="text" style:name="a9078f3">
      <style:text-properties fo:color="#3deb3d" fo:font-weight="bold" style:font-weight-asian="bold" style:font-weight-complex="bold"/>
    </style:style>
    <style:style style:family="text" style:name="a233b9e">
      <style:text-properties fo:color="#3deb3d" fo:font-weight="bold" style:font-weight-asian="bold" style:font-weight-complex="bold"/>
    </style:style>
    <style:style style:family="paragraph" style:list-style-name="ListStyle-LetterLowerCaseLabel" style:name="a46f028">
      <style:paragraph-properties/>
      <style:text-properties/>
    </style:style>
    <style:style style:family="text" style:name="a02ebbe">
      <style:text-properties fo:color="#3deb3d" fo:font-weight="bold" style:font-weight-asian="bold" style:font-weight-complex="bold"/>
    </style:style>
    <style:style style:family="text" style:name="a7bcd90">
      <style:text-properties fo:color="#3deb3d" fo:font-weight="bold" style:font-weight-asian="bold" style:font-weight-complex="bold"/>
    </style:style>
    <style:style style:family="paragraph" style:list-style-name="ListStyle-LetterUpperCaseLabel" style:name="a05e763">
      <style:paragraph-properties/>
      <style:text-properties/>
    </style:style>
    <style:style style:family="text" style:name="a1a5d62">
      <style:text-properties fo:color="#3deb3d" fo:font-weight="bold" style:font-weight-asian="bold" style:font-weight-complex="bold"/>
    </style:style>
    <style:style style:family="text" style:name="a5a2bf6">
      <style:text-properties fo:color="#3deb3d" fo:font-weight="bold" style:font-weight-asian="bold" style:font-weight-complex="bold"/>
    </style:style>
    <style:style style:family="text" style:name="a56750f">
      <style:text-properties fo:color="#3deb3d" fo:font-weight="bold" style:font-weight-asian="bold" style:font-weight-complex="bold"/>
    </style:style>
    <style:style style:family="paragraph" style:list-style-name="ListStyle-LetterLowerCaseLabel" style:name="aef3cfd">
      <style:paragraph-properties/>
      <style:text-properties/>
    </style:style>
    <style:style style:family="text" style:name="a61da04">
      <style:text-properties fo:color="#3deb3d" fo:font-weight="bold" style:font-weight-asian="bold" style:font-weight-complex="bold"/>
    </style:style>
    <style:style style:family="text" style:name="a9849b0">
      <style:text-properties fo:color="#3deb3d" fo:font-weight="bold" style:font-weight-asian="bold" style:font-weight-complex="bold"/>
    </style:style>
    <style:style style:family="text" style:name="aa3b776">
      <style:text-properties fo:color="#3deb3d" fo:font-weight="bold" style:font-weight-asian="bold" style:font-weight-complex="bold"/>
    </style:style>
    <style:style style:family="paragraph" style:list-style-name="ListStyle-RomanLowerCaseLabel" style:name="ad3dc8a">
      <style:paragraph-properties/>
      <style:text-properties/>
    </style:style>
    <style:style style:family="text" style:name="ac13806">
      <style:text-properties fo:color="#3deb3d" fo:font-weight="bold" style:font-weight-asian="bold" style:font-weight-complex="bold"/>
    </style:style>
    <style:style style:family="text" style:name="ac676bc">
      <style:text-properties fo:color="#3deb3d" fo:font-weight="bold" style:font-weight-asian="bold" style:font-weight-complex="bold"/>
    </style:style>
    <style:style style:family="text" style:name="ab9a510">
      <style:text-properties fo:color="#3deb3d" fo:font-weight="bold" style:font-weight-asian="bold" style:font-weight-complex="bold"/>
    </style:style>
    <style:style style:family="text" style:name="adc3482">
      <style:text-properties fo:color="#3deb3d" fo:font-weight="bold" style:font-weight-asian="bold" style:font-weight-complex="bold"/>
    </style:style>
    <style:style style:family="paragraph" style:list-style-name="ListStyle-LetterLowerCaseLabel" style:name="a7d66e3">
      <style:paragraph-properties/>
      <style:text-properties/>
    </style:style>
    <style:style style:family="paragraph" style:list-style-name="OX_DEFAULT_LIST" style:name="a631e9d">
      <style:paragraph-properties/>
    </style:style>
    <style:style style:family="paragraph" style:list-style-name="ListStyle-ImageLabel" style:name="a3b2641">
      <style:paragraph-properties/>
    </style:style>
    <style:style style:family="text" style:name="aaf6099">
      <style:text-properties fo:color="#3deb3d" fo:font-weight="bold" style:font-weight-asian="bold" style:font-weight-complex="bold"/>
    </style:style>
    <style:style style:family="paragraph" style:list-style-name="ListStyle-LetterUpperCaseLabel" style:name="a4a60dc">
      <style:paragraph-properties/>
      <style:text-properties/>
    </style:style>
    <style:style style:family="text" style:name="a337a8b">
      <style:text-properties fo:color="#3deb3d" fo:font-weight="bold" style:font-weight-asian="bold" style:font-weight-complex="bold"/>
    </style:style>
    <style:style style:family="paragraph" style:list-style-name="ListStyle-RomanUpperCaseLabel" style:name="a343fb5">
      <style:paragraph-properties/>
      <style:text-properties/>
    </style:style>
    <style:style style:family="text" style:name="aabf06b">
      <style:text-properties fo:color="#3deb3d" fo:font-weight="bold" style:font-weight-asian="bold" style:font-weight-complex="bold"/>
    </style:style>
    <style:style style:family="text" style:name="a23a78c">
      <style:text-properties fo:color="#3deb3d" fo:font-weight="bold" style:font-weight-asian="bold" style:font-weight-complex="bold"/>
    </style:style>
    <style:style style:family="paragraph" style:list-style-name="ListStyle-LetterUpperCaseLabel" style:name="a9f304c">
      <style:paragraph-properties/>
      <style:text-properties/>
    </style:style>
    <style:style style:family="paragraph" style:list-style-name="ListStyle-ImageLabel" style:name="aa990d4">
      <style:paragraph-properties/>
    </style:style>
    <style:style style:family="paragraph" style:list-style-name="ListStyle-ImageLabel" style:name="a1aabfb">
      <style:paragraph-properties/>
    </style:style>
    <style:style style:family="paragraph" style:list-style-name="ListStyle-ImageLabel" style:name="a9bf5c5">
      <style:paragraph-properties/>
    </style:style>
    <style:style style:family="paragraph" style:list-style-name="ListStyle-ImageLabel" style:name="aacb1da">
      <style:paragraph-properties/>
    </style:style>
    <style:style style:family="paragraph" style:list-style-name="ListStyle-ImageLabel" style:name="a295291">
      <style:paragraph-properties/>
    </style:style>
    <style:style style:family="paragraph" style:name="a12abfd">
      <style:paragraph-properties/>
    </style:style>
    <text:list-style style:name="ListStyle-RomanLowerCaseLabel">
      <text:list-level-style-number style:num-format="i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LetterLowerCaseLabel">
      <text:list-level-style-number style:num-format="a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RomanUpperCaseLabel">
      <text:list-level-style-number style:num-format="I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LetterUpperCaseLabel">
      <text:list-level-style-number style:num-format="A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ImageLabel">
      <text:list-level-style-image text:level="1" xlink:actuate="onLoad" xlink:href="Pictures/100002000000000A0000000A1F4FBE6C.gif" xlink:show="embed" xlink:type="simple">
        <style:list-level-properties fo:height="2mm" fo:width="2mm"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image>
      <text:list-level-style-image text:level="2" xlink:actuate="onLoad" xlink:href="Pictures/100002000000000A0000000A1F4FBE6C.gif" xlink:show="embed" xlink:type="simple">
        <style:list-level-properties fo:height="2mm" fo:width="2mm"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image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p text:style-name="a12abfd">This is a test for resolving the list style being used for a list label.<text:s/></text:p>
      <text:list text:continue-numbering="true" text:style-name="ListStyle-ImageLabel" xml:id="list6357203421921001764">
        <text:list-item>
          <text:p text:style-name="a295291">The first level list uses a upper case roman numbering.</text:p>
        </text:list-item>
      </text:list>
      <text:list text:continue-numbering="true" text:style-name="ListStyle-ImageLabel" xml:id="list6357203421921001764">
        <text:list-item>
          <text:p text:style-name="aacb1da">The first level list-item overrides with a upper case alphabetic numbering</text:p>
        </text:list-item>
      </text:list>
      <text:list text:continue-numbering="true" text:style-name="ListStyle-ImageLabel" xml:id="list6357203421921001764">
        <text:list-item>
          <text:p text:style-name="a9bf5c5">The second level list has a lower case roman numbering</text:p>
        </text:list-item>
      </text:list>
      <text:list text:continue-numbering="true" text:style-name="ListStyle-ImageLabel" xml:id="list6357203421921001764">
        <text:list-item>
          <text:p text:style-name="a1aabfb">The second level list-item overrides with a lower-case alphabetic numbering</text:p>
        </text:list-item>
      </text:list>
      <text:list text:continue-numbering="true" text:style-name="ListStyle-ImageLabel" xml:id="list6357203421921001764">
        <text:list-item>
          <text:p text:style-name="aa990d4">Finally the paragraph within the list item is referencing to a list label using an image</text:p>
        </text:list-item>
      </text:list>
      <text:list text:continue-numbering="true" text:style-name="ListStyle-LetterUpperCaseLabel">
        <text:list-item>
          <text:p text:style-name="a9f304c">binary:3 <text:span text:style-name="a23a78c">Roman</text:span>, <text:span text:style-name="aabf06b">Alpha</text:span><text:line-break/>Expected: A.</text:p>
        </text:list-item>
      </text:list>
      <text:list text:continue-numbering="true" text:style-name="ListStyle-RomanUpperCaseLabel">
        <text:list-item>
          <text:p text:style-name="a343fb5">binary:2 <text:span text:style-name="a337a8b">Roman</text:span>, Alpha<text:line-break/>Expected: I.</text:p>
        </text:list-item>
      </text:list>
      <text:list text:continue-numbering="true" text:style-name="ListStyle-LetterUpperCaseLabel">
        <text:list-item>
          <text:p text:style-name="a4a60dc">binary:1 Roman, <text:span text:style-name="aaf6099">Alpha</text:span><text:line-break/>Expected: A.</text:p>
        </text:list-item>
      </text:list>
      <text:list text:continue-numbering="true" text:style-name="ListStyle-ImageLabel">
        <text:list-item>
          <text:p text:style-name="a3b2641">binary:0 Roman, Alpha, but list style referenced by paragraph style<text:line-break/>Expected: image label with red bullet</text:p>
        </text:list-item>
      </text:list>
      <text:list text:continue-numbering="true" text:style-name="OX_DEFAULT_LIST">
        <text:list-item>
          <text:p text:style-name="a631e9d">binary:0 Roman, Alpha no paragraph style<text:line-break/>Expected: Implementation defined - AO/LO: bullet, MSO: no list, Calligra: number</text:p>
        </text:list-item>
      </text:list>
      <text:list text:continue-numbering="true" text:style-name="ListStyle-LetterLowerCaseLabel">
        <text:list-item>
          <text:list>
            <text:list-item>
              <text:p text:style-name="a7d66e3">binary:15 <text:span text:style-name="adc3482">Roman</text:span>, <text:span text:style-name="ab9a510">Alpha</text:span>, <text:span text:style-name="ac676bc">roman</text:span>, <text:span text:style-name="ac13806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d3dc8a">binary:14 <text:span text:style-name="aa3b776">Roman</text:span>, <text:span text:style-name="a9849b0">Alpha</text:span>, <text:span text:style-name="a61da04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ef3cfd">binary:13 <text:span text:style-name="a56750f">Roman</text:span>, <text:span text:style-name="a5a2bf6">Alpha</text:span>, roman, <text:span text:style-name="a1a5d62">alpha</text:span><text:line-break/>Expected: a.</text:p>
            </text:list-item>
          </text:list>
        </text:list-item>
      </text:list>
      <text:list text:continue-numbering="true" text:style-name="ListStyle-LetterUpperCaseLabel">
        <text:list-item>
          <text:list>
            <text:list-item>
              <text:p text:style-name="a05e763">binary:12 <text:span text:style-name="a7bcd90">Roman</text:span>, <text:span text:style-name="a02ebbe">Alpha</text:span>, roman, alpha<text:line-break/>Expected: A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46f028">binary:11 <text:span text:style-name="a233b9e">Roman</text:span>, Alpha, <text:span text:style-name="a9078f3">roman</text:span>, <text:span text:style-name="abf91b3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0619f6">binary:10 <text:span text:style-name="af09ae3">Roman</text:span>, Alpha, <text:span text:style-name="a6055e9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16c09c">binary:09 <text:span text:style-name="a66fb58">Roman</text:span>, Alpha, roman, <text:span text:style-name="a971677">alpha</text:span><text:line-break/>Expected: a.</text:p>
            </text:list-item>
          </text:list>
        </text:list-item>
      </text:list>
      <text:list text:continue-numbering="true" text:style-name="ListStyle-RomanUpperCaseLabel">
        <text:list-item>
          <text:list>
            <text:list-item>
              <text:p text:style-name="a5ab0a2">binary:08 <text:span text:style-name="aad7dba">Roman</text:span>, Alpha, roman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e3aa81">binary:07 Roman, <text:span text:style-name="afe4445">Alpha</text:span>, <text:span text:style-name="a952be6">roman</text:span>, <text:span text:style-name="a03ac11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70073f">binary:06 Roman, <text:span text:style-name="a992340">Alpha</text:span>, <text:span text:style-name="ab14678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3dc466">binary:05 Roman, <text:span text:style-name="a56a050">Alpha</text:span>, roman, <text:span text:style-name="a653991">alpha</text:span><text:line-break/>Expected: a.</text:p>
            </text:list-item>
          </text:list>
        </text:list-item>
      </text:list>
      <text:list text:continue-numbering="true" text:style-name="ListStyle-LetterUpperCaseLabel">
        <text:list-item>
          <text:list>
            <text:list-item>
              <text:p text:style-name="a9db6ce">binary:04 Roman, <text:span text:style-name="a789423">Alpha</text:span>, roman, alpha<text:line-break/>Expected: A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f683f9">binary:03 Roman, Alpha, <text:span text:style-name="a5b56a2">roman</text:span>, <text:span text:style-name="a5a1717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330cfb">binary:02 Roman, Alpha, <text:span text:style-name="a361603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54a2e7">binary:01 Roman, Alpha, roman, <text:span text:style-name="a789b91">alpha</text:span><text:line-break/>Expected: a.</text:p>
            </text:list-item>
          </text:list>
        </text:list-item>
      </text:list>
      <text:list text:continue-numbering="true" text:style-name="ListStyle-ImageLabel">
        <text:list-item>
          <text:list>
            <text:list-item>
              <text:p text:style-name="a116f67">binary:00 Roman, Alpha, roman, alpha, but image list style referenced by paragraph style<text:line-break/>Expected: image label with red bullet</text:p>
            </text:list-item>
          </text:list>
        </text:list-item>
      </text:list>
      <text:list text:continue-numbering="true" text:style-name="OX_DEFAULT_LIST">
        <text:list-item>
          <text:list>
            <text:list-item>
              <text:p text:style-name="a2844e6">binary:00 Roman, Alpha, roman, alpha</text:p>
            </text:list-item>
          </text:list>
        </text:list-item>
      </text:list>
      <text:list text:continue-numbering="true" text:style-name="OX_DEFAULT_LIST">
        <text:list-item>
          <text:list>
            <text:list-header>
              <text:p text:style-name="a51e789"/>
            </text:list-header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text-properties fo:country="US" fo:font-size="12.0pt" fo:language="en" style:font-size-asian="12.0pt" style:use-window-font-color="true"/>
    </style:default-style>
    <style:default-style style:family="paragraph">
      <style:text-properties fo:country="DE" fo:font-size="12pt" fo:language="de" style:font-name="Times New Roman" style:font-name-asian="SimSun" style:font-name-complex="Mangal" style:font-size-asian="12pt"/>
    </style:default-style>
    <style:style style:family="paragraph" style:name="Standard" style:parent-style-name="default_paragraph_style"/>
    <style:style style:display-name="Text body" style:family="paragraph" style:name="Text_20_body" style:parent-style-name="Standard">
      <style:paragraph-properties fo:background-color="#ff0000" fo:margin-bottom="2.12mm" fo:margin-top="0.0mm"/>
    </style:style>
    <style:style style:family="paragraph" style:name="Caption" style:parent-style-name="Standard">
      <style:paragraph-properties fo:margin-bottom="2.12mm" fo:margin-top="2.12mm"/>
      <style:text-properties fo:font-size="12pt" fo:font-style="italic" style:font-name-complex="Mangal1" style:font-size-asian="12pt" style:font-style-asian="italic" style:font-style-complex="italic"/>
    </style:style>
    <style:style style:family="paragraph" style:name="Index" style:parent-style-name="Standard">
      <style:text-properties style:font-name-complex="Mangal1" style:font-size-asian="12pt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pt" style:font-name="Arial" style:font-name-asian="Microsoft YaHei" style:font-name-complex="Mangal" style:font-size-asian="14pt"/>
    </style:style>
    <style:style style:default-outline-level="2" style:display-name="Heading 2" style:family="paragraph" style:name="Heading_20_2" style:next-style-name="Text_20_body" style:parent-style-name="Heading">
      <style:paragraph-properties/>
      <style:text-properties fo:font-size="14pt" fo:font-style="italic" fo:font-weight="bold" style:font-size-asian="14pt" style:font-style-asian="italic" style:font-style-complex="italic" style:font-weight-asian="bold" style:font-weight-complex="bold"/>
    </style:style>
    <style:style style:default-outline-level="1" style:display-name="Heading 1" style:family="paragraph" style:name="Heading_20_1" style:next-style-name="Text_20_body" style:parent-style-name="Heading">
      <style:paragraph-properties fo:background-color="#ffff00"/>
      <style:text-properties fo:font-weight="bold" style:font-weight-asian="bold" style:font-weight-complex="bold"/>
    </style:style>
    <style:style style:family="paragraph" style:name="List" style:parent-style-name="Text_20_body">
      <style:text-properties style:font-name-complex="Mangal1" style:font-size-asian="12pt"/>
    </style:style>
    <style:style style:family="paragraph" style:name="Signature" style:parent-style-name="Standard">
      <style:paragraph-properties fo:background-color="#3deb3d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1</dc:date>
    <meta:editing-cycles>2</meta:editing-cycles>
    <meta:editing-duration>PT0.034S</meta:editing-duration>
  </office:meta>
</office:document-meta>
</file>